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officeooo:rsid="0006091b" style:font-weight-asian="normal" style:font-weight-complex="normal"/>
    </style:style>
    <style:style style:name="T2" style:family="text">
      <style:text-properties officeooo:rsid="000609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<text:span text:style-name="T2">problem No: 2(a)</text:span></text:p>
      <text:p text:style-name="P2">#include&lt;stdio.h&gt;</text:p>
      <text:p text:style-name="P2"/>
      <text:p text:style-name="P2">int main() {</text:p>
      <text:p text:style-name="P2"><text:s text:c="4"/>int a, b, result;</text:p>
      <text:p text:style-name="P2"><text:s text:c="4"/>char op, eq;</text:p>
      <text:p text:style-name="P2"/>
      <text:p text:style-name="P2"><text:s text:c="11"/>//15 / 3 = 5</text:p>
      <text:p text:style-name="P2"><text:s text:c="4"/>scanf("%d %c %d %c %d", &amp;a, &amp;op, &amp;b, &amp;eq, &amp;result);</text:p>
      <text:p text:style-name="P2"/>
      <text:p text:style-name="P2"><text:s text:c="4"/>if(a+b == result) printf("%d %c %d %c %d", a, '+', b, eq, result);</text:p>
      <text:p text:style-name="P2"><text:s text:c="4"/>else if(a-b == result) printf("%d %c %d %c %d", a, '-', b, eq, result);</text:p>
      <text:p text:style-name="P2"><text:s text:c="4"/>else if(a*b == result) printf("%d %c %d %c %d", a, '*', b, eq, result);</text:p>
      <text:p text:style-name="P2"><text:s text:c="4"/>else if(a/b == result) printf("%d %c %d %c %d", a, '/', b, eq, result);</text:p>
      <text:p text:style-name="P2"><text:s text:c="4"/>else if(a%b == result) printf("%d %c %d %c %d", a, '%', b, eq, result);</text:p>
      <text:p text:style-name="P2"><text:s text:c="4"/>else printf("Unknown operation\n");</text:p>
      <text:p text:style-name="P2"/>
      <text:p text:style-name="P2"><text:s text:c="4"/>return 0;</text:p>
      <text:p text:style-name="P2">}</text:p>
      <text:p text:style-name="P2"/>
      <text:p text:style-name="P2"/>
      <text:p text:style-name="P1">// problem No: 4(a)</text:p>
      <text:p text:style-name="Standard"/>
      <text:p text:style-name="Standard">#include&lt;stdio.h&gt;</text:p>
      <text:p text:style-name="Standard"/>
      <text:p text:style-name="Standard">int main() {</text:p>
      <text:p text:style-name="Standard"><text:s text:c="4"/>// <text:s text:c="10"/>0 <text:s text:c="2"/>1 2 3 <text:s text:c="2"/></text:p>
      <text:p text:style-name="Standard"><text:s text:c="4"/>int arr[] = {2, 1, 4, 9};</text:p>
      <text:p text:style-name="Standard"/>
      <text:p text:style-name="Standard"><text:s text:c="4"/>for(int i=0; i&lt;4; i++) {</text:p>
      <text:p text:style-name="Standard"/>
      <text:p text:style-name="Standard"><text:s text:c="8"/>int mxIndex = i;</text:p>
      <text:p text:style-name="Standard"><text:s text:c="8"/>for(int j=i+1; j&lt;4; j++) {</text:p>
      <text:p text:style-name="Standard"/>
      <text:p text:style-name="Standard"><text:s text:c="12"/>if(arr[j] &gt; arr[mxIndex]) {</text:p>
      <text:p text:style-name="Standard"><text:s text:c="16"/>// 9 <text:s text:c="7"/>5</text:p>
      <text:p text:style-name="Standard"><text:s text:c="16"/>mxIndex = j;</text:p>
      <text:p text:style-name="Standard"><text:s text:c="12"/>}</text:p>
      <text:p text:style-name="Standard"><text:s text:c="8"/>}</text:p>
      <text:p text:style-name="Standard"/>
      <text:p text:style-name="Standard"><text:s text:c="8"/>// swap arr[i] and arr[mxIndex]</text:p>
      <text:p text:style-name="Standard"><text:s text:c="8"/>int tem = arr[i];</text:p>
      <text:p text:style-name="Standard"><text:s text:c="8"/>arr[i] = arr[mxIndex];</text:p>
      <text:p text:style-name="Standard"><text:s text:c="8"/>arr[mxIndex] = tem;</text:p>
      <text:p text:style-name="Standard"><text:s text:c="4"/>}</text:p>
      <text:p text:style-name="Standard"/>
      <text:p text:style-name="Standard"><text:s text:c="4"/>for(int i=0; i&lt;4; i++) printf("%d ", arr[i]);</text:p>
      <text:p text:style-name="Standard"/>
      <text:p text:style-name="Standard"><text:s text:c="4"/>return 0;</text:p>
      <text:p text:style-name="Standard"><text:soft-page-break/>}</text:p>
      <text:p text:style-name="Standard"/>
      <text:p text:style-name="P1">// problem no: 5(b)</text:p>
      <text:p text:style-name="Standard"/>
      <text:p text:style-name="Standard">#include&lt;stdio.h&gt;</text:p>
      <text:p text:style-name="Standard"/>
      <text:p text:style-name="Standard">int seriesSum(int n) {</text:p>
      <text:p text:style-name="Standard"><text:s text:c="4"/>long long sum = 0;</text:p>
      <text:p text:style-name="Standard"/>
      <text:p text:style-name="Standard"><text:s text:c="4"/>int first = 0, second;</text:p>
      <text:p text:style-name="Standard"><text:s text:c="4"/>for(int i=0; i&lt;n; i++) {</text:p>
      <text:p text:style-name="Standard"><text:s text:c="8"/>second = first*10 + 1;</text:p>
      <text:p text:style-name="Standard"><text:s text:c="8"/>sum += second;</text:p>
      <text:p text:style-name="Standard"><text:s text:c="8"/>first = second;</text:p>
      <text:p text:style-name="Standard"/>
      <text:p text:style-name="Standard"><text:s text:c="8"/>printf("%d ", second);</text:p>
      <text:p text:style-name="Standard"><text:s text:c="4"/>}</text:p>
      <text:p text:style-name="Standard"/>
      <text:p text:style-name="Standard"><text:s text:c="4"/>printf("\nSum is: %d\n", sum);</text:p>
      <text:p text:style-name="Standard"/>
      <text:p text:style-name="Standard"><text:s text:c="4"/>return sum;</text:p>
      <text:p text:style-name="Standard">}</text:p>
      <text:p text:style-name="Standard"/>
      <text:p text:style-name="Standard">int main() {</text:p>
      <text:p text:style-name="Standard"><text:s text:c="4"/>int n; scanf("%d", &amp;n);</text:p>
      <text:p text:style-name="Standard"/>
      <text:p text:style-name="Standard"><text:s text:c="4"/>seriesSum(n);</text:p>
      <text:p text:style-name="Standard"/>
      <text:p text:style-name="Standard"><text:s text:c="4"/>return 0;</text:p>
      <text:p text:style-name="Standard">}</text:p>
      <text:p text:style-name="Standard"/>
      <text:p text:style-name="P1">// problem no: 6(a)</text:p>
      <text:p text:style-name="Standard"/>
      <text:p text:style-name="Standard">#include&lt;stdio.h&gt;</text:p>
      <text:p text:style-name="Standard">#include&lt;string.h&gt;</text:p>
      <text:p text:style-name="Standard"/>
      <text:p text:style-name="Standard">int main() {</text:p>
      <text:p text:style-name="Standard"><text:s text:c="4"/>char s1[100] = "Bangladesh";</text:p>
      <text:p text:style-name="Standard"><text:s text:c="4"/>char s2[100] = "I love you";</text:p>
      <text:p text:style-name="Standard"/>
      <text:p text:style-name="Standard"><text:s text:c="4"/>strcat(s1, " ");</text:p>
      <text:p text:style-name="Standard"/>
      <text:p text:style-name="Standard"><text:s text:c="4"/>strcat(s1, s2);</text:p>
      <text:p text:style-name="Standard"><text:s text:c="4"/>printf("%s\n", s1);</text:p>
      <text:p text:style-name="Standard">}</text:p>
      <text:p text:style-name="Standard"/>
      <text:p text:style-name="P1">// problem no: 7(c)</text:p>
      <text:p text:style-name="Standard"/>
      <text:p text:style-name="Standard">#include&lt;stdio.h&gt;</text:p>
      <text:p text:style-name="Standard"><text:soft-page-break/></text:p>
      <text:p text:style-name="Standard">int main() {</text:p>
      <text:p text:style-name="Standard"><text:s text:c="2"/>int x=10, y=20, z=30;</text:p>
      <text:p text:style-name="Standard"/>
      <text:p text:style-name="Standard"><text:s text:c="2"/>// result: x=20, y=30, z=10</text:p>
      <text:p text:style-name="Standard"/>
      <text:p text:style-name="Standard"><text:s text:c="2"/>int tem = x;</text:p>
      <text:p text:style-name="Standard"><text:s text:c="2"/>x = y;</text:p>
      <text:p text:style-name="Standard"><text:s text:c="2"/>y = tem;</text:p>
      <text:p text:style-name="Standard"/>
      <text:p text:style-name="Standard"><text:s text:c="2"/>// x=20 y=10 z=30</text:p>
      <text:p text:style-name="Standard"/>
      <text:p text:style-name="Standard"><text:s text:c="2"/>tem = y;</text:p>
      <text:p text:style-name="Standard"><text:s text:c="2"/>y = z;</text:p>
      <text:p text:style-name="Standard"><text:s text:c="2"/>z = tem;</text:p>
      <text:p text:style-name="Standard"/>
      <text:p text:style-name="Standard"><text:s text:c="2"/>printf("%d %d %d\n", x, y, z);</text:p>
      <text:p text:style-name="Standard">}</text:p>
      <text:p text:style-name="Standard"/>
      <text:p text:style-name="Standard"/>
      <text:p text:style-name="Standard"/>
      <text:p text:style-name="P1">// problem no: 9(a)</text:p>
      <text:p text:style-name="Standard"/>
      <text:p text:style-name="Standard">#include&lt;stdio.h&gt;</text:p>
      <text:p text:style-name="Standard">int main() {</text:p>
      <text:p text:style-name="Standard"><text:s text:c="4"/>int units; scanf("%d", &amp;units);</text:p>
      <text:p text:style-name="Standard"/>
      <text:p text:style-name="Standard"><text:s text:c="4"/>int constant = (units-1)/100;</text:p>
      <text:p text:style-name="Standard"/>
      <text:p text:style-name="Standard"><text:s text:c="4"/>float price;</text:p>
      <text:p text:style-name="Standard"><text:s text:c="4"/>switch(constant)</text:p>
      <text:p text:style-name="Standard"><text:s text:c="4"/>{</text:p>
      <text:p text:style-name="Standard"><text:s text:c="8"/>case 0: </text:p>
      <text:p text:style-name="Standard"><text:s text:c="12"/>price = 3.5;</text:p>
      <text:p text:style-name="Standard"><text:s text:c="12"/>break;</text:p>
      <text:p text:style-name="Standard"><text:s text:c="8"/>case 1: </text:p>
      <text:p text:style-name="Standard"><text:s text:c="12"/>price = 5;</text:p>
      <text:p text:style-name="Standard"><text:s text:c="12"/>break;</text:p>
      <text:p text:style-name="Standard"><text:s text:c="8"/>case 2: </text:p>
      <text:p text:style-name="Standard"><text:s text:c="12"/>price = 5;</text:p>
      <text:p text:style-name="Standard"><text:s text:c="12"/>break;</text:p>
      <text:p text:style-name="Standard"><text:s text:c="8"/>case 3: </text:p>
      <text:p text:style-name="Standard"><text:s text:c="12"/>price = 7.5;</text:p>
      <text:p text:style-name="Standard"><text:s text:c="12"/>break;</text:p>
      <text:p text:style-name="Standard"><text:s text:c="8"/>case 4: </text:p>
      <text:p text:style-name="Standard"><text:s text:c="12"/>price = 7.5;</text:p>
      <text:p text:style-name="Standard"><text:s text:c="12"/>break;</text:p>
      <text:p text:style-name="Standard"><text:s text:c="8"/>default: price = 10;</text:p>
      <text:p text:style-name="Standard"><text:s text:c="4"/>}</text:p>
      <text:p text:style-name="Standard"><text:soft-page-break/></text:p>
      <text:p text:style-name="Standard"><text:s text:c="4"/>printf("price: %f\n Amount: %f", price, price* float(units))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17:33:49.860178691</meta:creation-date>
    <dc:date>2022-02-04T17:36:56.642951166</dc:date>
    <meta:editing-duration>PT3M6S</meta:editing-duration>
    <meta:editing-cycles>4</meta:editing-cycles>
    <meta:generator>LibreOffice/7.1.6.2.0$Linux_X86_64 LibreOffice_project/10$Build-2</meta:generator>
    <meta:document-statistic meta:table-count="0" meta:image-count="0" meta:object-count="0" meta:page-count="4" meta:paragraph-count="106" meta:word-count="371" meta:character-count="2396" meta:non-whitespace-character-count="1613"/>
  </office:meta>
</office:document-meta>
</file>